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efficiency" table:style-name="ta1">
        <table:shapes>
          <draw:frame draw:z-index="0" draw:style-name="gr1" draw:text-style-name="P1" svg:width="535.44pt" svg:height="301.41pt" svg:x="106.13pt" svg:y="57.2pt">
            <draw:object draw:notify-on-update-of-ranges="iefficiency.K11:iefficiency.K19 iefficiency.L11:iefficiency.L19 iefficiency.K11:iefficiency.K19 iefficiency.M11:iefficiency.M19 iefficiency.K11:iefficiency.K19 iefficiency.N11:iefficiency.N19 iefficiency.K11:iefficiency.K19 iefficiency.O11:iefficiency.O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PTHREAD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10"/>
          <table:table-cell office:value-type="float" office:value="501" calcext:value-type="float">
            <text:p>501</text:p>
          </table:table-cell>
          <table:table-cell office:value-type="float" office:value="0.0805031446540881" calcext:value-type="float">
            <text:p>0.080503144654088</text:p>
          </table:table-cell>
          <table:table-cell office:value-type="float" office:value="0.0674038967877832" calcext:value-type="float">
            <text:p>0.067403896787783</text:p>
          </table:table-cell>
          <table:table-cell office:value-type="float" office:value="0.0452252711884629" calcext:value-type="float">
            <text:p>0.045225271188463</text:p>
          </table:table-cell>
          <table:table-cell office:value-type="float" office:value="0.00405109084741527" calcext:value-type="float">
            <text:p>0.004051090847415</text:p>
          </table:table-cell>
        </table:table-row>
        <table:table-row table:style-name="ro1">
          <table:table-cell table:number-columns-repeated="10"/>
          <table:table-cell office:value-type="float" office:value="1001" calcext:value-type="float">
            <text:p>1001</text:p>
          </table:table-cell>
          <table:table-cell office:value-type="float" office:value="0.0816743236345074" calcext:value-type="float">
            <text:p>0.081674323634507</text:p>
          </table:table-cell>
          <table:table-cell office:value-type="float" office:value="0.07011393514461" calcext:value-type="float">
            <text:p>0.07011393514461</text:p>
          </table:table-cell>
          <table:table-cell office:value-type="float" office:value="0.05493979855072" calcext:value-type="float">
            <text:p>0.05493979855072</text:p>
          </table:table-cell>
          <table:table-cell office:value-type="float" office:value="0.0125078955308795" calcext:value-type="float">
            <text:p>0.01250789553088</text:p>
          </table:table-cell>
        </table:table-row>
        <table:table-row table:style-name="ro1">
          <table:table-cell table:number-columns-repeated="10"/>
          <table:table-cell office:value-type="float" office:value="2001" calcext:value-type="float">
            <text:p>2001</text:p>
          </table:table-cell>
          <table:table-cell office:value-type="float" office:value="0.0840190280277705" calcext:value-type="float">
            <text:p>0.084019028027771</text:p>
          </table:table-cell>
          <table:table-cell office:value-type="float" office:value="0.0757505505969629" calcext:value-type="float">
            <text:p>0.075750550596963</text:p>
          </table:table-cell>
          <table:table-cell office:value-type="float" office:value="0.0573570039874" calcext:value-type="float">
            <text:p>0.0573570039874</text:p>
          </table:table-cell>
          <table:table-cell office:value-type="float" office:value="0.0214037357602388" calcext:value-type="float">
            <text:p>0.021403735760239</text:p>
          </table:table-cell>
        </table:table-row>
        <table:table-row table:style-name="ro1">
          <table:table-cell table:number-columns-repeated="10"/>
          <table:table-cell office:value-type="float" office:value="3001" calcext:value-type="float">
            <text:p>3001</text:p>
          </table:table-cell>
          <table:table-cell office:value-type="float" office:value="0.0846593402400167" calcext:value-type="float">
            <text:p>0.084659340240017</text:p>
          </table:table-cell>
          <table:table-cell office:value-type="float" office:value="0.075811549632667" calcext:value-type="float">
            <text:p>0.075811549632667</text:p>
          </table:table-cell>
          <table:table-cell office:value-type="float" office:value="0.0573282016877875" calcext:value-type="float">
            <text:p>0.057328201687788</text:p>
          </table:table-cell>
          <table:table-cell office:value-type="float" office:value="0.0259997979945168" calcext:value-type="float">
            <text:p>0.025999797994517</text:p>
          </table:table-cell>
        </table:table-row>
        <table:table-row table:style-name="ro1">
          <table:table-cell table:number-columns-repeated="10"/>
          <table:table-cell office:value-type="float" office:value="5001" calcext:value-type="float">
            <text:p>5001</text:p>
          </table:table-cell>
          <table:table-cell office:value-type="float" office:value="0.0849686633103872" calcext:value-type="float">
            <text:p>0.084968663310387</text:p>
          </table:table-cell>
          <table:table-cell office:value-type="float" office:value="0.0713841798156267" calcext:value-type="float">
            <text:p>0.071384179815627</text:p>
          </table:table-cell>
          <table:table-cell office:value-type="float" office:value="0.0551619219923204" calcext:value-type="float">
            <text:p>0.05516192199232</text:p>
          </table:table-cell>
          <table:table-cell office:value-type="float" office:value="0.0231663552620579" calcext:value-type="float">
            <text:p>0.023166355262058</text:p>
          </table:table-cell>
        </table:table-row>
        <table:table-row table:style-name="ro1">
          <table:table-cell table:number-columns-repeated="10"/>
          <table:table-cell office:value-type="float" office:value="7501" calcext:value-type="float">
            <text:p>7501</text:p>
          </table:table-cell>
          <table:table-cell office:value-type="float" office:value="0.0851438713477994" calcext:value-type="float">
            <text:p>0.085143871347799</text:p>
          </table:table-cell>
          <table:table-cell office:value-type="float" office:value="0.0723817526143107" calcext:value-type="float">
            <text:p>0.072381752614311</text:p>
          </table:table-cell>
          <table:table-cell office:value-type="float" office:value="0.0586953293058225" calcext:value-type="float">
            <text:p>0.058695329305823</text:p>
          </table:table-cell>
          <table:table-cell office:value-type="float" office:value="0.0240471603900772" calcext:value-type="float">
            <text:p>0.024047160390077</text:p>
          </table:table-cell>
        </table:table-row>
        <table:table-row table:style-name="ro1">
          <table:table-cell table:number-columns-repeated="10"/>
          <table:table-cell office:value-type="float" office:value="10001" calcext:value-type="float">
            <text:p>10001</text:p>
          </table:table-cell>
          <table:table-cell office:value-type="float" office:value="0.0850452666931544" calcext:value-type="float">
            <text:p>0.085045266693154</text:p>
          </table:table-cell>
          <table:table-cell office:value-type="float" office:value="0.0770946079065157" calcext:value-type="float">
            <text:p>0.077094607906516</text:p>
          </table:table-cell>
          <table:table-cell office:value-type="float" office:value="0.0580183412123574" calcext:value-type="float">
            <text:p>0.058018341212357</text:p>
          </table:table-cell>
          <table:table-cell office:value-type="float" office:value="0.0244146075116104" calcext:value-type="float">
            <text:p>0.02441460751161</text:p>
          </table:table-cell>
        </table:table-row>
        <table:table-row table:style-name="ro1">
          <table:table-cell table:number-columns-repeated="10"/>
          <table:table-cell office:value-type="float" office:value="15001" calcext:value-type="float">
            <text:p>15001</text:p>
          </table:table-cell>
          <table:table-cell office:value-type="float" office:value="0.0837881710902863" calcext:value-type="float">
            <text:p>0.083788171090286</text:p>
          </table:table-cell>
          <table:table-cell office:value-type="float" office:value="0.0794898205659074" calcext:value-type="float">
            <text:p>0.079489820565907</text:p>
          </table:table-cell>
          <table:table-cell office:value-type="float" office:value="0.0573008590776257" calcext:value-type="float">
            <text:p>0.057300859077626</text:p>
          </table:table-cell>
          <table:table-cell office:value-type="float" office:value="0.0231510255881784" calcext:value-type="float">
            <text:p>0.023151025588178</text:p>
          </table:table-cell>
        </table:table-row>
        <table:table-row table:style-name="ro1">
          <table:table-cell table:number-columns-repeated="10"/>
          <table:table-cell office:value-type="float" office:value="20001" calcext:value-type="float">
            <text:p>20001</text:p>
          </table:table-cell>
          <table:table-cell office:value-type="float" office:value="0.0840506198033554" calcext:value-type="float">
            <text:p>0.084050619803355</text:p>
          </table:table-cell>
          <table:table-cell office:value-type="float" office:value="0.0844676670047058" calcext:value-type="float">
            <text:p>0.084467667004706</text:p>
          </table:table-cell>
          <table:table-cell office:value-type="float" office:value="0.0384670220841277" calcext:value-type="float">
            <text:p>0.038467022084128</text:p>
          </table:table-cell>
          <table:table-cell office:value-type="float" office:value="0.00405109084741527" calcext:value-type="float">
            <text:p>0.004051090847415</text:p>
          </table:table-cell>
        </table:table-row>
      </table:table>
      <table:table table:name="nefficiency" table:style-name="ta1">
        <table:shapes>
          <draw:frame draw:z-index="0" draw:style-name="gr1" draw:text-style-name="P1" svg:width="579.2pt" svg:height="326.04pt" svg:x="106.13pt" svg:y="57.2pt">
            <draw:object draw:notify-on-update-of-ranges="nefficiency.K11:nefficiency.K19 nefficiency.L11:nefficiency.L19 nefficiency.K11:nefficiency.K19 nefficiency.M11:nefficiency.M19 nefficiency.K11:nefficiency.K19 nefficiency.N11:nefficiency.N19 nefficiency.K11:nefficiency.K19 nefficiency.O11:nefficiency.O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PTHREAD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10"/>
          <table:table-cell office:value-type="float" office:value="501" calcext:value-type="float">
            <text:p>501</text:p>
          </table:table-cell>
          <table:table-cell office:value-type="float" office:value="0.087037037037037" calcext:value-type="float">
            <text:p>0.087037037037037</text:p>
          </table:table-cell>
          <table:table-cell office:value-type="float" office:value="0.0810344827586208" calcext:value-type="float">
            <text:p>0.081034482758621</text:p>
          </table:table-cell>
          <table:table-cell office:value-type="float" office:value="0.0587279770086218" calcext:value-type="float">
            <text:p>0.058727977008622</text:p>
          </table:table-cell>
          <table:table-cell office:value-type="float" office:value="0.0056404288079597" calcext:value-type="float">
            <text:p>0.00564042880796</text:p>
          </table:table-cell>
        </table:table-row>
        <table:table-row table:style-name="ro1">
          <table:table-cell table:number-columns-repeated="10"/>
          <table:table-cell office:value-type="float" office:value="1001" calcext:value-type="float">
            <text:p>1001</text:p>
          </table:table-cell>
          <table:table-cell office:value-type="float" office:value="0.112622923024754" calcext:value-type="float">
            <text:p>0.112622923024754</text:p>
          </table:table-cell>
          <table:table-cell office:value-type="float" office:value="0.096268115942029" calcext:value-type="float">
            <text:p>0.096268115942029</text:p>
          </table:table-cell>
          <table:table-cell office:value-type="float" office:value="0.079109949593967" calcext:value-type="float">
            <text:p>0.079109949593967</text:p>
          </table:table-cell>
          <table:table-cell office:value-type="float" office:value="0.0198898921799323" calcext:value-type="float">
            <text:p>0.019889892179932</text:p>
          </table:table-cell>
        </table:table-row>
        <table:table-row table:style-name="ro1">
          <table:table-cell table:number-columns-repeated="10"/>
          <table:table-cell office:value-type="float" office:value="2001" calcext:value-type="float">
            <text:p>2001</text:p>
          </table:table-cell>
          <table:table-cell office:value-type="float" office:value="0.0838358355894658" calcext:value-type="float">
            <text:p>0.083835835589466</text:p>
          </table:table-cell>
          <table:table-cell office:value-type="float" office:value="0.0681045686294112" calcext:value-type="float">
            <text:p>0.068104568629411</text:p>
          </table:table-cell>
          <table:table-cell office:value-type="float" office:value="0.0628823997214008" calcext:value-type="float">
            <text:p>0.062882399721401</text:p>
          </table:table-cell>
          <table:table-cell office:value-type="float" office:value="0.0248661527476519" calcext:value-type="float">
            <text:p>0.024866152747652</text:p>
          </table:table-cell>
        </table:table-row>
        <table:table-row table:style-name="ro1">
          <table:table-cell table:number-columns-repeated="10"/>
          <table:table-cell office:value-type="float" office:value="3001" calcext:value-type="float">
            <text:p>3001</text:p>
          </table:table-cell>
          <table:table-cell office:value-type="float" office:value="0.100034017358046" calcext:value-type="float">
            <text:p>0.100034017358046</text:p>
          </table:table-cell>
          <table:table-cell office:value-type="float" office:value="0.0833448233599902" calcext:value-type="float">
            <text:p>0.08334482335999</text:p>
          </table:table-cell>
          <table:table-cell office:value-type="float" office:value="0.0738946161141653" calcext:value-type="float">
            <text:p>0.073894616114165</text:p>
          </table:table-cell>
          <table:table-cell office:value-type="float" office:value="0.0287078699142511" calcext:value-type="float">
            <text:p>0.028707869914251</text:p>
          </table:table-cell>
        </table:table-row>
        <table:table-row table:style-name="ro1">
          <table:table-cell table:number-columns-repeated="10"/>
          <table:table-cell office:value-type="float" office:value="5001" calcext:value-type="float">
            <text:p>5001</text:p>
          </table:table-cell>
          <table:table-cell office:value-type="float" office:value="0.08572845233293" calcext:value-type="float">
            <text:p>0.08572845233293</text:p>
          </table:table-cell>
          <table:table-cell office:value-type="float" office:value="0.0679849114949884" calcext:value-type="float">
            <text:p>0.067984911494988</text:p>
          </table:table-cell>
          <table:table-cell office:value-type="float" office:value="0.0594984710591629" calcext:value-type="float">
            <text:p>0.059498471059163</text:p>
          </table:table-cell>
          <table:table-cell office:value-type="float" office:value="0.0282365948433561" calcext:value-type="float">
            <text:p>0.028236594843356</text:p>
          </table:table-cell>
        </table:table-row>
        <table:table-row table:style-name="ro1">
          <table:table-cell table:number-columns-repeated="10"/>
          <table:table-cell office:value-type="float" office:value="7501" calcext:value-type="float">
            <text:p>7501</text:p>
          </table:table-cell>
          <table:table-cell office:value-type="float" office:value="0.0828418410791916" calcext:value-type="float">
            <text:p>0.082841841079192</text:p>
          </table:table-cell>
          <table:table-cell office:value-type="float" office:value="0.0730168198013858" calcext:value-type="float">
            <text:p>0.073016819801386</text:p>
          </table:table-cell>
          <table:table-cell office:value-type="float" office:value="0.0609299242872318" calcext:value-type="float">
            <text:p>0.060929924287232</text:p>
          </table:table-cell>
          <table:table-cell office:value-type="float" office:value="0.0298109380480289" calcext:value-type="float">
            <text:p>0.029810938048029</text:p>
          </table:table-cell>
        </table:table-row>
        <table:table-row table:style-name="ro1">
          <table:table-cell table:number-columns-repeated="10"/>
          <table:table-cell office:value-type="float" office:value="10001" calcext:value-type="float">
            <text:p>10001</text:p>
          </table:table-cell>
          <table:table-cell office:value-type="float" office:value="0.0840326459167112" calcext:value-type="float">
            <text:p>0.084032645916711</text:p>
          </table:table-cell>
          <table:table-cell office:value-type="float" office:value="0.0684629134268181" calcext:value-type="float">
            <text:p>0.068462913426818</text:p>
          </table:table-cell>
          <table:table-cell office:value-type="float" office:value="0.0605156960703796" calcext:value-type="float">
            <text:p>0.06051569607038</text:p>
          </table:table-cell>
          <table:table-cell office:value-type="float" office:value="0.029724624134291" calcext:value-type="float">
            <text:p>0.029724624134291</text:p>
          </table:table-cell>
        </table:table-row>
        <table:table-row table:style-name="ro1">
          <table:table-cell table:number-columns-repeated="10"/>
          <table:table-cell office:value-type="float" office:value="15001" calcext:value-type="float">
            <text:p>15001</text:p>
          </table:table-cell>
          <table:table-cell office:value-type="float" office:value="0.0788586802605491" calcext:value-type="float">
            <text:p>0.078858680260549</text:p>
          </table:table-cell>
          <table:table-cell office:value-type="float" office:value="0.0646868806276502" calcext:value-type="float">
            <text:p>0.06468688062765</text:p>
          </table:table-cell>
          <table:table-cell office:value-type="float" office:value="0.0616015835259104" calcext:value-type="float">
            <text:p>0.06160158352591</text:p>
          </table:table-cell>
          <table:table-cell office:value-type="float" office:value="0.0292340994856836" calcext:value-type="float">
            <text:p>0.029234099485684</text:p>
          </table:table-cell>
        </table:table-row>
        <table:table-row table:style-name="ro1">
          <table:table-cell table:number-columns-repeated="10"/>
          <table:table-cell office:value-type="float" office:value="20001" calcext:value-type="float">
            <text:p>20001</text:p>
          </table:table-cell>
          <table:table-cell office:value-type="float" office:value="0.0818572386445787" calcext:value-type="float">
            <text:p>0.081857238644579</text:p>
          </table:table-cell>
          <table:table-cell office:value-type="float" office:value="0.0817464352853479" calcext:value-type="float">
            <text:p>0.081746435285348</text:p>
          </table:table-cell>
          <table:table-cell office:value-type="float" office:value="0.0613098264640109" calcext:value-type="float">
            <text:p>0.061309826464011</text:p>
          </table:table-cell>
          <table:table-cell office:value-type="float" office:value="0.0056404288079597" calcext:value-type="float">
            <text:p>0.00564042880796</text:p>
          </table:table-cell>
        </table:table-row>
      </table:table>
      <table:table table:name="pefficiency" table:style-name="ta1">
        <table:shapes>
          <draw:frame draw:z-index="0" draw:style-name="gr1" draw:text-style-name="P1" svg:width="539.32pt" svg:height="255.26pt" svg:x="106.13pt" svg:y="57.2pt">
            <draw:object draw:notify-on-update-of-ranges="pefficiency.K11:pefficiency.K19 pefficiency.L11:pefficiency.L19 pefficiency.K11:pefficiency.K19 pefficiency.M11:pefficiency.M19 pefficiency.K11:pefficiency.K19 pefficiency.N11:pefficiency.N19 pefficiency.K11:pefficiency.K19 pefficiency.O11:pefficiency.O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PTHREAD</text:p>
          </table:table-cell>
          <table:table-cell office:value-type="string" calcext:value-type="string">
            <text:p>OMP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HYBRID</text:p>
          </table:table-cell>
        </table:table-row>
        <table:table-row table:style-name="ro1">
          <table:table-cell table:number-columns-repeated="10"/>
          <table:table-cell office:value-type="float" office:value="501" calcext:value-type="float">
            <text:p>501</text:p>
          </table:table-cell>
          <table:table-cell office:value-type="float" office:value="0.0835921325051757" calcext:value-type="float">
            <text:p>0.083592132505176</text:p>
          </table:table-cell>
          <table:table-cell office:value-type="float" office:value="0.0700043346337234" calcext:value-type="float">
            <text:p>0.070004334633723</text:p>
          </table:table-cell>
          <table:table-cell office:value-type="float" office:value="0.0554927659907107" calcext:value-type="float">
            <text:p>0.055492765990711</text:p>
          </table:table-cell>
          <table:table-cell office:value-type="float" office:value="0.0070281692514573" calcext:value-type="float">
            <text:p>0.007028169251457</text:p>
          </table:table-cell>
        </table:table-row>
        <table:table-row table:style-name="ro1">
          <table:table-cell table:number-columns-repeated="10"/>
          <table:table-cell office:value-type="float" office:value="1001" calcext:value-type="float">
            <text:p>1001</text:p>
          </table:table-cell>
          <table:table-cell office:value-type="float" office:value="0.0868823938761308" calcext:value-type="float">
            <text:p>0.086882393876131</text:p>
          </table:table-cell>
          <table:table-cell office:value-type="float" office:value="0.079817158931083" calcext:value-type="float">
            <text:p>0.079817158931083</text:p>
          </table:table-cell>
          <table:table-cell office:value-type="float" office:value="0.0716244435265501" calcext:value-type="float">
            <text:p>0.07162444352655</text:p>
          </table:table-cell>
          <table:table-cell office:value-type="float" office:value="0.0171906274681458" calcext:value-type="float">
            <text:p>0.017190627468146</text:p>
          </table:table-cell>
        </table:table-row>
        <table:table-row table:style-name="ro1">
          <table:table-cell table:number-columns-repeated="10"/>
          <table:table-cell office:value-type="float" office:value="2001" calcext:value-type="float">
            <text:p>2001</text:p>
          </table:table-cell>
          <table:table-cell office:value-type="float" office:value="0.0882011571908671" calcext:value-type="float">
            <text:p>0.088201157190867</text:p>
          </table:table-cell>
          <table:table-cell office:value-type="float" office:value="0.0799193193947385" calcext:value-type="float">
            <text:p>0.079919319394739</text:p>
          </table:table-cell>
          <table:table-cell office:value-type="float" office:value="0.0598008154449693" calcext:value-type="float">
            <text:p>0.059800815444969</text:p>
          </table:table-cell>
          <table:table-cell office:value-type="float" office:value="0.0214446874878789" calcext:value-type="float">
            <text:p>0.021444687487879</text:p>
          </table:table-cell>
        </table:table-row>
        <table:table-row table:style-name="ro1">
          <table:table-cell table:number-columns-repeated="10"/>
          <table:table-cell office:value-type="float" office:value="3001" calcext:value-type="float">
            <text:p>3001</text:p>
          </table:table-cell>
          <table:table-cell office:value-type="float" office:value="0.103053346893491" calcext:value-type="float">
            <text:p>0.103053346893491</text:p>
          </table:table-cell>
          <table:table-cell office:value-type="float" office:value="0.0937447434819176" calcext:value-type="float">
            <text:p>0.093744743481918</text:p>
          </table:table-cell>
          <table:table-cell office:value-type="float" office:value="0.0702136871825076" calcext:value-type="float">
            <text:p>0.070213687182508</text:p>
          </table:table-cell>
          <table:table-cell office:value-type="float" office:value="0.0270509937920642" calcext:value-type="float">
            <text:p>0.027050993792064</text:p>
          </table:table-cell>
        </table:table-row>
        <table:table-row table:style-name="ro1">
          <table:table-cell table:number-columns-repeated="10"/>
          <table:table-cell office:value-type="float" office:value="5001" calcext:value-type="float">
            <text:p>5001</text:p>
          </table:table-cell>
          <table:table-cell office:value-type="float" office:value="0.113756527944468" calcext:value-type="float">
            <text:p>0.113756527944468</text:p>
          </table:table-cell>
          <table:table-cell office:value-type="float" office:value="0.102718059867612" calcext:value-type="float">
            <text:p>0.102718059867612</text:p>
          </table:table-cell>
          <table:table-cell office:value-type="float" office:value="0.0566406334101882" calcext:value-type="float">
            <text:p>0.056640633410188</text:p>
          </table:table-cell>
          <table:table-cell office:value-type="float" office:value="0.0235517055438133" calcext:value-type="float">
            <text:p>0.023551705543813</text:p>
          </table:table-cell>
        </table:table-row>
        <table:table-row table:style-name="ro1">
          <table:table-cell table:number-columns-repeated="10"/>
          <table:table-cell office:value-type="float" office:value="7501" calcext:value-type="float">
            <text:p>7501</text:p>
          </table:table-cell>
          <table:table-cell office:value-type="float" office:value="0.101077116133764" calcext:value-type="float">
            <text:p>0.101077116133764</text:p>
          </table:table-cell>
          <table:table-cell office:value-type="float" office:value="0.0815345269033446" calcext:value-type="float">
            <text:p>0.081534526903345</text:p>
          </table:table-cell>
          <table:table-cell office:value-type="float" office:value="0.0742690106610014" calcext:value-type="float">
            <text:p>0.074269010661001</text:p>
          </table:table-cell>
          <table:table-cell office:value-type="float" office:value="0.0218803635506181" calcext:value-type="float">
            <text:p>0.021880363550618</text:p>
          </table:table-cell>
        </table:table-row>
        <table:table-row table:style-name="ro1">
          <table:table-cell table:number-columns-repeated="10"/>
          <table:table-cell office:value-type="float" office:value="10001" calcext:value-type="float">
            <text:p>10001</text:p>
          </table:table-cell>
          <table:table-cell office:value-type="float" office:value="0.0939137961434273" calcext:value-type="float">
            <text:p>0.093913796143427</text:p>
          </table:table-cell>
          <table:table-cell office:value-type="float" office:value="0.0881503325008275" calcext:value-type="float">
            <text:p>0.088150332500828</text:p>
          </table:table-cell>
          <table:table-cell office:value-type="float" office:value="0.0814364424801842" calcext:value-type="float">
            <text:p>0.081436442480184</text:p>
          </table:table-cell>
          <table:table-cell office:value-type="float" office:value="0.0119108344762816" calcext:value-type="float">
            <text:p>0.011910834476282</text:p>
          </table:table-cell>
        </table:table-row>
        <table:table-row table:style-name="ro1">
          <table:table-cell table:number-columns-repeated="10"/>
          <table:table-cell office:value-type="float" office:value="15001" calcext:value-type="float">
            <text:p>15001</text:p>
          </table:table-cell>
          <table:table-cell office:value-type="float" office:value="0.0846845424875286" calcext:value-type="float">
            <text:p>0.084684542487529</text:p>
          </table:table-cell>
          <table:table-cell office:value-type="float" office:value="0.0771086533154205" calcext:value-type="float">
            <text:p>0.077108653315421</text:p>
          </table:table-cell>
          <table:table-cell office:value-type="float" office:value="0.073874002590247" calcext:value-type="float">
            <text:p>0.073874002590247</text:p>
          </table:table-cell>
          <table:table-cell office:value-type="float" office:value="0.0212486843984863" calcext:value-type="float">
            <text:p>0.021248684398486</text:p>
          </table:table-cell>
        </table:table-row>
        <table:table-row table:style-name="ro1">
          <table:table-cell table:number-columns-repeated="10"/>
          <table:table-cell office:value-type="float" office:value="20001" calcext:value-type="float">
            <text:p>20001</text:p>
          </table:table-cell>
          <table:table-cell office:value-type="float" office:value="0.0847868355464831" calcext:value-type="float">
            <text:p>0.084786835546483</text:p>
          </table:table-cell>
          <table:table-cell office:value-type="float" office:value="0.0852361337868087" calcext:value-type="float">
            <text:p>0.0852361337868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00:41:29.259536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23:41:03.166654315</meta:creation-date>
    <dc:date>2021-04-13T02:27:07.242710025</dc:date>
    <meta:editing-duration>PT1H45M59S</meta:editing-duration>
    <meta:editing-cycles>7</meta:editing-cycles>
    <meta:generator>LibreOffice/6.1.5.2$Linux_X86_64 LibreOffice_project/10$Build-2</meta:generator>
    <meta:document-statistic meta:table-count="3" meta:cell-count="1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2000" chart:origin="0" chart:interval-major="20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434cm" svg:height="11.503cm" xlink:href=".." xlink:type="simple" chart:class="chart:scatter" chart:style-name="ch1">
        <chart:title svg:x="6.363cm" svg:y="0.366cm" chart:style-name="ch2">
          <text:p>Efficiency metric for the 4 approaches</text:p>
        </chart:title>
        <chart:subtitle svg:x="8.453cm" svg:y="1.375cm" chart:style-name="ch3">
          <text:p>Non-magic squares</text:p>
        </chart:subtitle>
        <chart:legend chart:legend-position="end" svg:x="17.873cm" svg:y="4.705cm" style:legend-expansion="high" chart:style-name="ch4"/>
        <chart:plot-area chart:style-name="ch5" table:cell-range-address="nefficiency.K11:nefficiency.O19" chart:data-source-has-labels="row" svg:x="1.419cm" svg:y="2.288cm" svg:width="16.046cm" svg:height="8.004cm">
          <chartooo:coordinate-region svg:x="2.331cm" svg:y="2.487cm" svg:width="14.669cm" svg:height="7.158cm"/>
          <chart:axis chart:dimension="x" chart:name="primary-x" chart:style-name="ch6">
            <chart:title svg:x="8.525cm" svg:y="10.522cm" chart:style-name="ch7">
              <text:p>Square size</text:p>
            </chart:title>
          </chart:axis>
          <chart:axis chart:dimension="y" chart:name="primary-y" chart:style-name="ch8">
            <chart:title svg:x="0.451cm" svg:y="7.247cm" chart:style-name="ch9">
              <text:p>Acceleration</text:p>
            </chart:title>
            <chart:grid chart:style-name="ch10" chart:class="major"/>
          </chart:axis>
          <chart:series chart:style-name="ch11" chart:values-cell-range-address="nefficiency.L11:nefficiency.L19" loext:label-string="pthread" chart:class="chart:scatter">
            <chart:domain table:cell-range-address="nefficiency.K11:nefficiency.K19"/>
            <chart:data-point chart:repeated="9"/>
          </chart:series>
          <chart:series chart:style-name="ch12" chart:values-cell-range-address="nefficiency.M11:nefficiency.M19" loext:label-string="openmp" chart:class="chart:scatter">
            <chart:data-point chart:repeated="9"/>
          </chart:series>
          <chart:series chart:style-name="ch13" chart:values-cell-range-address="nefficiency.N11:nefficiency.N19" loext:label-string="mpi" chart:class="chart:scatter">
            <chart:data-point chart:repeated="9"/>
          </chart:series>
          <chart:series chart:style-name="ch14" chart:values-cell-range-address="nefficiency.O11:nefficiency.O19" loext:label-string="hybrid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pthread</text:p>
              </table:table-cell>
              <table:table-cell office:value-type="string">
                <text:p>openmp</text:p>
              </table:table-cell>
              <table:table-cell office:value-type="string">
                <text:p>mpi</text:p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nefficiency.K11:nefficiency.K19</svg:desc>
                </draw:g>
              </table:table-cell>
              <table:table-cell office:value-type="float" office:value="0.087037037037037">
                <text:p>0.087037037037037</text:p>
                <draw:g>
                  <svg:desc>nefficiency.L11:nefficiency.L19</svg:desc>
                </draw:g>
              </table:table-cell>
              <table:table-cell office:value-type="float" office:value="0.0810344827586208">
                <text:p>0.0810344827586208</text:p>
                <draw:g>
                  <svg:desc>nefficiency.M11:nefficiency.M19</svg:desc>
                </draw:g>
              </table:table-cell>
              <table:table-cell office:value-type="float" office:value="0.0587279770086218">
                <text:p>0.0587279770086218</text:p>
                <draw:g>
                  <svg:desc>nefficiency.N11:nefficiency.N19</svg:desc>
                </draw:g>
              </table:table-cell>
              <table:table-cell office:value-type="float" office:value="0.0056404288079597">
                <text:p>0.0056404288079597</text:p>
                <draw:g>
                  <svg:desc>nefficiency.O11:nefficiency.O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112622923024754">
                <text:p>0.112622923024754</text:p>
              </table:table-cell>
              <table:table-cell office:value-type="float" office:value="0.096268115942029">
                <text:p>0.096268115942029</text:p>
              </table:table-cell>
              <table:table-cell office:value-type="float" office:value="0.079109949593967">
                <text:p>0.079109949593967</text:p>
              </table:table-cell>
              <table:table-cell office:value-type="float" office:value="0.0198898921799323">
                <text:p>0.0198898921799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0.0838358355894658">
                <text:p>0.0838358355894658</text:p>
              </table:table-cell>
              <table:table-cell office:value-type="float" office:value="0.0681045686294112">
                <text:p>0.0681045686294112</text:p>
              </table:table-cell>
              <table:table-cell office:value-type="float" office:value="0.0628823997214008">
                <text:p>0.0628823997214008</text:p>
              </table:table-cell>
              <table:table-cell office:value-type="float" office:value="0.0248661527476519">
                <text:p>0.02486615274765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0.100034017358046">
                <text:p>0.100034017358046</text:p>
              </table:table-cell>
              <table:table-cell office:value-type="float" office:value="0.0833448233599902">
                <text:p>0.0833448233599902</text:p>
              </table:table-cell>
              <table:table-cell office:value-type="float" office:value="0.0738946161141653">
                <text:p>0.0738946161141653</text:p>
              </table:table-cell>
              <table:table-cell office:value-type="float" office:value="0.0287078699142511">
                <text:p>0.02870786991425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0.08572845233293">
                <text:p>0.08572845233293</text:p>
              </table:table-cell>
              <table:table-cell office:value-type="float" office:value="0.0679849114949884">
                <text:p>0.0679849114949884</text:p>
              </table:table-cell>
              <table:table-cell office:value-type="float" office:value="0.0594984710591629">
                <text:p>0.0594984710591629</text:p>
              </table:table-cell>
              <table:table-cell office:value-type="float" office:value="0.0282365948433561">
                <text:p>0.0282365948433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0.0828418410791916">
                <text:p>0.0828418410791916</text:p>
              </table:table-cell>
              <table:table-cell office:value-type="float" office:value="0.0730168198013858">
                <text:p>0.0730168198013858</text:p>
              </table:table-cell>
              <table:table-cell office:value-type="float" office:value="0.0609299242872318">
                <text:p>0.0609299242872318</text:p>
              </table:table-cell>
              <table:table-cell office:value-type="float" office:value="0.0298109380480289">
                <text:p>0.0298109380480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">
                <text:p>10001</text:p>
              </table:table-cell>
              <table:table-cell office:value-type="float" office:value="0.0840326459167112">
                <text:p>0.0840326459167112</text:p>
              </table:table-cell>
              <table:table-cell office:value-type="float" office:value="0.0684629134268181">
                <text:p>0.0684629134268181</text:p>
              </table:table-cell>
              <table:table-cell office:value-type="float" office:value="0.0605156960703796">
                <text:p>0.0605156960703796</text:p>
              </table:table-cell>
              <table:table-cell office:value-type="float" office:value="0.029724624134291">
                <text:p>0.0297246241342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1">
                <text:p>15001</text:p>
              </table:table-cell>
              <table:table-cell office:value-type="float" office:value="0.0788586802605491">
                <text:p>0.0788586802605491</text:p>
              </table:table-cell>
              <table:table-cell office:value-type="float" office:value="0.0646868806276502">
                <text:p>0.0646868806276502</text:p>
              </table:table-cell>
              <table:table-cell office:value-type="float" office:value="0.0616015835259104">
                <text:p>0.0616015835259104</text:p>
              </table:table-cell>
              <table:table-cell office:value-type="float" office:value="0.0292340994856836">
                <text:p>0.0292340994856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1">
                <text:p>20001</text:p>
              </table:table-cell>
              <table:table-cell office:value-type="float" office:value="0.0818572386445787">
                <text:p>0.0818572386445787</text:p>
              </table:table-cell>
              <table:table-cell office:value-type="float" office:value="0.0817464352853479">
                <text:p>0.0817464352853479</text:p>
              </table:table-cell>
              <table:table-cell office:value-type="float" office:value="0.0613098264640109">
                <text:p>0.0613098264640109</text:p>
              </table:table-cell>
              <table:table-cell office:value-type="float" office:value="0.0056404288079597">
                <text:p>0.00564042880795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2000" chart:interval-major="20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89cm" svg:height="10.634cm" xlink:href=".." xlink:type="simple" chart:class="chart:scatter" chart:style-name="ch1">
        <chart:title svg:x="5.763cm" svg:y="0.348cm" chart:style-name="ch2">
          <text:p>Effiency metric for the 4 approaches</text:p>
        </chart:title>
        <chart:subtitle svg:x="7.245cm" svg:y="1.339cm" chart:style-name="ch3">
          <text:p>Imperfect magic squares</text:p>
        </chart:subtitle>
        <chart:legend chart:legend-position="end" svg:x="16.329cm" svg:y="4.271cm" style:legend-expansion="high" chart:style-name="ch4"/>
        <chart:plot-area chart:style-name="ch5" table:cell-range-address="iefficiency.K11:iefficiency.O19" chart:data-source-has-labels="row" svg:x="1.388cm" svg:y="2.234cm" svg:width="14.564cm" svg:height="7.207cm">
          <chartooo:coordinate-region svg:x="2.3cm" svg:y="2.433cm" svg:width="13.188cm" svg:height="6.361cm"/>
          <chart:axis chart:dimension="x" chart:name="primary-x" chart:style-name="ch6">
            <chart:title svg:x="7.753cm" svg:y="9.653cm" chart:style-name="ch7">
              <text:p>Square size</text:p>
            </chart:title>
          </chart:axis>
          <chart:axis chart:dimension="y" chart:name="primary-y" chart:style-name="ch8">
            <chart:title svg:x="0.451cm" svg:y="6.794cm" chart:style-name="ch9">
              <text:p>Acceleration</text:p>
            </chart:title>
            <chart:grid chart:style-name="ch10" chart:class="major"/>
          </chart:axis>
          <chart:series chart:style-name="ch11" chart:values-cell-range-address="iefficiency.L11:iefficiency.L19" loext:label-string="pthread" chart:class="chart:scatter">
            <chart:domain table:cell-range-address="iefficiency.K11:iefficiency.K19"/>
            <chart:data-point chart:repeated="9"/>
          </chart:series>
          <chart:series chart:style-name="ch12" chart:values-cell-range-address="iefficiency.M11:iefficiency.M19" loext:label-string="openmp" chart:class="chart:scatter">
            <chart:data-point chart:repeated="9"/>
          </chart:series>
          <chart:series chart:style-name="ch13" chart:values-cell-range-address="iefficiency.N11:iefficiency.N19" loext:label-string="mpi" chart:class="chart:scatter">
            <chart:data-point chart:repeated="9"/>
          </chart:series>
          <chart:series chart:style-name="ch14" chart:values-cell-range-address="iefficiency.O11:iefficiency.O19" loext:label-string="hybrid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pthread</text:p>
              </table:table-cell>
              <table:table-cell office:value-type="string">
                <text:p>openmp</text:p>
              </table:table-cell>
              <table:table-cell office:value-type="string">
                <text:p>mpi</text:p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iefficiency.K11:iefficiency.K19</svg:desc>
                </draw:g>
              </table:table-cell>
              <table:table-cell office:value-type="float" office:value="0.0805031446540881">
                <text:p>0.0805031446540881</text:p>
                <draw:g>
                  <svg:desc>iefficiency.L11:iefficiency.L19</svg:desc>
                </draw:g>
              </table:table-cell>
              <table:table-cell office:value-type="float" office:value="0.0674038967877832">
                <text:p>0.0674038967877832</text:p>
                <draw:g>
                  <svg:desc>iefficiency.M11:iefficiency.M19</svg:desc>
                </draw:g>
              </table:table-cell>
              <table:table-cell office:value-type="float" office:value="0.0452252711884629">
                <text:p>0.0452252711884629</text:p>
                <draw:g>
                  <svg:desc>iefficiency.N11:iefficiency.N19</svg:desc>
                </draw:g>
              </table:table-cell>
              <table:table-cell office:value-type="float" office:value="0.00405109084741527">
                <text:p>0.00405109084741527</text:p>
                <draw:g>
                  <svg:desc>iefficiency.O11:iefficiency.O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0816743236345074">
                <text:p>0.0816743236345074</text:p>
              </table:table-cell>
              <table:table-cell office:value-type="float" office:value="0.07011393514461">
                <text:p>0.07011393514461</text:p>
              </table:table-cell>
              <table:table-cell office:value-type="float" office:value="0.05493979855072">
                <text:p>0.05493979855072</text:p>
              </table:table-cell>
              <table:table-cell office:value-type="float" office:value="0.0125078955308795">
                <text:p>0.0125078955308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0.0840190280277705">
                <text:p>0.0840190280277705</text:p>
              </table:table-cell>
              <table:table-cell office:value-type="float" office:value="0.0757505505969629">
                <text:p>0.0757505505969629</text:p>
              </table:table-cell>
              <table:table-cell office:value-type="float" office:value="0.0573570039874">
                <text:p>0.0573570039874</text:p>
              </table:table-cell>
              <table:table-cell office:value-type="float" office:value="0.0214037357602388">
                <text:p>0.0214037357602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0.0846593402400167">
                <text:p>0.0846593402400167</text:p>
              </table:table-cell>
              <table:table-cell office:value-type="float" office:value="0.075811549632667">
                <text:p>0.075811549632667</text:p>
              </table:table-cell>
              <table:table-cell office:value-type="float" office:value="0.0573282016877875">
                <text:p>0.0573282016877875</text:p>
              </table:table-cell>
              <table:table-cell office:value-type="float" office:value="0.0259997979945168">
                <text:p>0.0259997979945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0.0849686633103872">
                <text:p>0.0849686633103872</text:p>
              </table:table-cell>
              <table:table-cell office:value-type="float" office:value="0.0713841798156267">
                <text:p>0.0713841798156267</text:p>
              </table:table-cell>
              <table:table-cell office:value-type="float" office:value="0.0551619219923204">
                <text:p>0.0551619219923204</text:p>
              </table:table-cell>
              <table:table-cell office:value-type="float" office:value="0.0231663552620579">
                <text:p>0.0231663552620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0.0851438713477994">
                <text:p>0.0851438713477994</text:p>
              </table:table-cell>
              <table:table-cell office:value-type="float" office:value="0.0723817526143107">
                <text:p>0.0723817526143107</text:p>
              </table:table-cell>
              <table:table-cell office:value-type="float" office:value="0.0586953293058225">
                <text:p>0.0586953293058225</text:p>
              </table:table-cell>
              <table:table-cell office:value-type="float" office:value="0.0240471603900772">
                <text:p>0.0240471603900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">
                <text:p>10001</text:p>
              </table:table-cell>
              <table:table-cell office:value-type="float" office:value="0.0850452666931544">
                <text:p>0.0850452666931544</text:p>
              </table:table-cell>
              <table:table-cell office:value-type="float" office:value="0.0770946079065157">
                <text:p>0.0770946079065157</text:p>
              </table:table-cell>
              <table:table-cell office:value-type="float" office:value="0.0580183412123574">
                <text:p>0.0580183412123574</text:p>
              </table:table-cell>
              <table:table-cell office:value-type="float" office:value="0.0244146075116104">
                <text:p>0.0244146075116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1">
                <text:p>15001</text:p>
              </table:table-cell>
              <table:table-cell office:value-type="float" office:value="0.0837881710902863">
                <text:p>0.0837881710902863</text:p>
              </table:table-cell>
              <table:table-cell office:value-type="float" office:value="0.0794898205659074">
                <text:p>0.0794898205659074</text:p>
              </table:table-cell>
              <table:table-cell office:value-type="float" office:value="0.0573008590776257">
                <text:p>0.0573008590776257</text:p>
              </table:table-cell>
              <table:table-cell office:value-type="float" office:value="0.0231510255881784">
                <text:p>0.0231510255881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1">
                <text:p>20001</text:p>
              </table:table-cell>
              <table:table-cell office:value-type="float" office:value="0.0840506198033554">
                <text:p>0.0840506198033554</text:p>
              </table:table-cell>
              <table:table-cell office:value-type="float" office:value="0.0844676670047058">
                <text:p>0.0844676670047058</text:p>
              </table:table-cell>
              <table:table-cell office:value-type="float" office:value="0.0384670220841277">
                <text:p>0.0384670220841277</text:p>
              </table:table-cell>
              <table:table-cell office:value-type="float" office:value="0.00405109084741527">
                <text:p>0.004051090847415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2000" chart:interval-major="20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027cm" svg:height="9.006cm" xlink:href=".." xlink:type="simple" chart:class="chart:scatter" chart:style-name="ch1">
        <chart:title svg:x="5.659cm" svg:y="0.316cm" chart:style-name="ch2">
          <text:p>Efficiency metric for the 4 approaches</text:p>
        </chart:title>
        <chart:subtitle svg:x="7.498cm" svg:y="1.275cm" chart:style-name="ch3">
          <text:p>Perfect magic squares</text:p>
        </chart:subtitle>
        <chart:legend chart:legend-position="end" svg:x="16.466cm" svg:y="3.457cm" style:legend-expansion="high" chart:style-name="ch4"/>
        <chart:plot-area chart:style-name="ch5" table:cell-range-address="pefficiency.K11:pefficiency.O19" chart:data-source-has-labels="row" svg:x="1.391cm" svg:y="2.138cm" svg:width="14.695cm" svg:height="5.707cm">
          <chartooo:coordinate-region svg:x="2.303cm" svg:y="2.337cm" svg:width="13.318cm" svg:height="4.861cm"/>
          <chart:axis chart:dimension="x" chart:name="primary-x" chart:style-name="ch6">
            <chart:title svg:x="7.821cm" svg:y="8.025cm" chart:style-name="ch7">
              <text:p>Square size</text:p>
            </chart:title>
          </chart:axis>
          <chart:axis chart:dimension="y" chart:name="primary-y" chart:style-name="ch8">
            <chart:title svg:x="0.451cm" svg:y="5.948cm" chart:style-name="ch9">
              <text:p>Acceleration</text:p>
            </chart:title>
            <chart:grid chart:style-name="ch10" chart:class="major"/>
          </chart:axis>
          <chart:series chart:style-name="ch11" chart:values-cell-range-address="pefficiency.L11:pefficiency.L19" loext:label-string="pthread" chart:class="chart:scatter">
            <chart:domain table:cell-range-address="pefficiency.K11:pefficiency.K19"/>
            <chart:data-point chart:repeated="9"/>
          </chart:series>
          <chart:series chart:style-name="ch12" chart:values-cell-range-address="pefficiency.M11:pefficiency.M19" loext:label-string="openmp" chart:class="chart:scatter">
            <chart:data-point chart:repeated="9"/>
          </chart:series>
          <chart:series chart:style-name="ch13" chart:values-cell-range-address="pefficiency.N11:pefficiency.N19" loext:label-string="mpi" chart:class="chart:scatter">
            <chart:data-point chart:repeated="9"/>
          </chart:series>
          <chart:series chart:style-name="ch14" chart:values-cell-range-address="pefficiency.O11:pefficiency.O19" loext:label-string="hybrid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pthread</text:p>
              </table:table-cell>
              <table:table-cell office:value-type="string">
                <text:p>openmp</text:p>
              </table:table-cell>
              <table:table-cell office:value-type="string">
                <text:p>mpi</text:p>
              </table:table-cell>
              <table:table-cell office:value-type="string">
                <text:p>hybr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pefficiency.K11:pefficiency.K19</svg:desc>
                </draw:g>
              </table:table-cell>
              <table:table-cell office:value-type="float" office:value="0.0835921325051757">
                <text:p>0.0835921325051757</text:p>
                <draw:g>
                  <svg:desc>pefficiency.L11:pefficiency.L19</svg:desc>
                </draw:g>
              </table:table-cell>
              <table:table-cell office:value-type="float" office:value="0.0700043346337234">
                <text:p>0.0700043346337234</text:p>
                <draw:g>
                  <svg:desc>pefficiency.M11:pefficiency.M19</svg:desc>
                </draw:g>
              </table:table-cell>
              <table:table-cell office:value-type="float" office:value="0.0554927659907107">
                <text:p>0.0554927659907107</text:p>
                <draw:g>
                  <svg:desc>pefficiency.N11:pefficiency.N19</svg:desc>
                </draw:g>
              </table:table-cell>
              <table:table-cell office:value-type="float" office:value="0.0070281692514573">
                <text:p>0.0070281692514573</text:p>
                <draw:g>
                  <svg:desc>pefficiency.O11:pefficiency.O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0868823938761308">
                <text:p>0.0868823938761308</text:p>
              </table:table-cell>
              <table:table-cell office:value-type="float" office:value="0.079817158931083">
                <text:p>0.079817158931083</text:p>
              </table:table-cell>
              <table:table-cell office:value-type="float" office:value="0.0716244435265501">
                <text:p>0.0716244435265501</text:p>
              </table:table-cell>
              <table:table-cell office:value-type="float" office:value="0.0171906274681458">
                <text:p>0.0171906274681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0.0882011571908671">
                <text:p>0.0882011571908671</text:p>
              </table:table-cell>
              <table:table-cell office:value-type="float" office:value="0.0799193193947385">
                <text:p>0.0799193193947385</text:p>
              </table:table-cell>
              <table:table-cell office:value-type="float" office:value="0.0598008154449693">
                <text:p>0.0598008154449693</text:p>
              </table:table-cell>
              <table:table-cell office:value-type="float" office:value="0.0214446874878789">
                <text:p>0.02144468748787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0.103053346893491">
                <text:p>0.103053346893491</text:p>
              </table:table-cell>
              <table:table-cell office:value-type="float" office:value="0.0937447434819176">
                <text:p>0.0937447434819176</text:p>
              </table:table-cell>
              <table:table-cell office:value-type="float" office:value="0.0702136871825076">
                <text:p>0.0702136871825076</text:p>
              </table:table-cell>
              <table:table-cell office:value-type="float" office:value="0.0270509937920642">
                <text:p>0.0270509937920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0.113756527944468">
                <text:p>0.113756527944468</text:p>
              </table:table-cell>
              <table:table-cell office:value-type="float" office:value="0.102718059867612">
                <text:p>0.102718059867612</text:p>
              </table:table-cell>
              <table:table-cell office:value-type="float" office:value="0.0566406334101882">
                <text:p>0.0566406334101882</text:p>
              </table:table-cell>
              <table:table-cell office:value-type="float" office:value="0.0235517055438133">
                <text:p>0.0235517055438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0.101077116133764">
                <text:p>0.101077116133764</text:p>
              </table:table-cell>
              <table:table-cell office:value-type="float" office:value="0.0815345269033446">
                <text:p>0.0815345269033446</text:p>
              </table:table-cell>
              <table:table-cell office:value-type="float" office:value="0.0742690106610014">
                <text:p>0.0742690106610014</text:p>
              </table:table-cell>
              <table:table-cell office:value-type="float" office:value="0.0218803635506181">
                <text:p>0.0218803635506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">
                <text:p>10001</text:p>
              </table:table-cell>
              <table:table-cell office:value-type="float" office:value="0.0939137961434273">
                <text:p>0.0939137961434273</text:p>
              </table:table-cell>
              <table:table-cell office:value-type="float" office:value="0.0881503325008275">
                <text:p>0.0881503325008275</text:p>
              </table:table-cell>
              <table:table-cell office:value-type="float" office:value="0.0814364424801842">
                <text:p>0.0814364424801842</text:p>
              </table:table-cell>
              <table:table-cell office:value-type="float" office:value="0.0119108344762816">
                <text:p>0.01191083447628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1">
                <text:p>15001</text:p>
              </table:table-cell>
              <table:table-cell office:value-type="float" office:value="0.0846845424875286">
                <text:p>0.0846845424875286</text:p>
              </table:table-cell>
              <table:table-cell office:value-type="float" office:value="0.0771086533154205">
                <text:p>0.0771086533154205</text:p>
              </table:table-cell>
              <table:table-cell office:value-type="float" office:value="0.073874002590247">
                <text:p>0.073874002590247</text:p>
              </table:table-cell>
              <table:table-cell office:value-type="float" office:value="0.0212486843984863">
                <text:p>0.0212486843984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1">
                <text:p>20001</text:p>
              </table:table-cell>
              <table:table-cell office:value-type="float" office:value="0.0847868355464831">
                <text:p>0.0847868355464831</text:p>
              </table:table-cell>
              <table:table-cell office:value-type="float" office:value="0.0852361337868087">
                <text:p>0.0852361337868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